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000000"/>
    </style:style>
    <style:style style:name="gr2" style:family="graphic" style:parent-style-name="standard">
      <style:graphic-properties svg:stroke-width="0cm" svg:stroke-color="#000000" draw:fill="none" draw:fill-color="#ffffff" fo:padding-top="-0.05cm" fo:padding-bottom="-0.05cm" fo:padding-left="-0.05cm" fo:padding-right="-0.05cm"/>
    </style:style>
  </office:automatic-styles>
  <office:body>
    <office:drawing>
      <draw:page draw:name="page1" draw:style-name="dp1" draw:master-page-name="Default">
        <draw:g>
          <draw:glue-point draw:id="4" svg:x="0cm" svg:y="-5cm"/>
          <draw:glue-point draw:id="5" svg:x="5cm" svg:y="-1cm"/>
          <draw:glue-point draw:id="6" svg:x="-5cm" svg:y="-1cm"/>
          <draw:glue-point draw:id="7" svg:x="2.5cm" svg:y="-3cm"/>
          <draw:glue-point draw:id="8" svg:x="0cm" svg:y="-1cm"/>
          <draw:glue-point draw:id="9" svg:x="0cm" svg:y="-5cm"/>
          <draw:glue-point draw:id="10" svg:x="5cm" svg:y="-1cm"/>
          <draw:glue-point draw:id="11" svg:x="-5cm" svg:y="-1cm"/>
          <draw:glue-point draw:id="12" svg:x="2.5cm" svg:y="-3cm"/>
          <draw:glue-point draw:id="13" svg:x="0cm" svg:y="-1cm"/>
          <draw:glue-point draw:id="14" svg:x="-5cm" svg:y="5cm"/>
          <draw:glue-point draw:id="15" svg:x="-5cm" svg:y="1cm"/>
          <draw:glue-point draw:id="16" svg:x="0cm" svg:y="1cm"/>
          <draw:glue-point draw:id="17" svg:x="0cm" svg:y="-3cm"/>
          <draw:glue-point draw:id="18" svg:x="-5cm" svg:y="3cm"/>
          <draw:glue-point draw:id="19" svg:x="-2.5cm" svg:y="1cm"/>
          <draw:glue-point draw:id="20" svg:x="0cm" svg:y="-1cm"/>
          <draw:glue-point draw:id="21" svg:x="0cm" svg:y="-3cm"/>
          <draw:glue-point draw:id="22" svg:x="1.25cm" svg:y="-2cm"/>
          <draw:glue-point draw:id="23" svg:x="0cm" svg:y="-2.25cm"/>
          <draw:glue-point draw:id="24" svg:x="-1.25cm" svg:y="-2cm"/>
          <draw:glue-point draw:id="25" svg:x="0.625cm" svg:y="-2.5cm"/>
          <draw:glue-point draw:id="26" svg:x="0.625cm" svg:y="-2.125cm"/>
          <draw:glue-point draw:id="27" svg:x="-0.625cm" svg:y="-2.125cm"/>
          <draw:polygon draw:style-name="gr1" draw:layer="layout" svg:width="0.8cm" svg:height="0.8cm" svg:x="0cm" svg:y="0cm" svg:viewBox="0 0 801 801" draw:points="400,0 801,801 0,801">
            <text:p/>
          </draw:polygon>
          <draw:polygon draw:style-name="gr2" draw:layer="layout" svg:width="0.8cm" svg:height="0.8cm" svg:x="0cm" svg:y="0cm" svg:viewBox="0 0 801 801" draw:points="400,0 801,801 0,801">
            <text:p/>
          </draw:polygon>
          <draw:polygon draw:style-name="gr2" draw:layer="layout" svg:width="0.8cm" svg:height="0.8cm" svg:x="0cm" svg:y="0cm" svg:viewBox="0 0 801 801" draw:points="400,0 801,801 0,801">
            <text:p/>
          </draw:polygon>
          <draw:polyline draw:style-name="gr2" draw:layer="layout" svg:width="0.4cm" svg:height="1.6cm" svg:x="0cm" svg:y="0.4cm" svg:viewBox="0 0 401 1601" draw:points="0,1601 0,800 401,800 401,0">
            <text:p/>
          </draw:polyline>
          <draw:polygon draw:style-name="gr1" draw:layer="layout" svg:width="0.24cm" svg:height="0.2cm" svg:x="0.3cm" svg:y="0.4cm" svg:viewBox="0 0 241 201" draw:points="120,0 241,201 120,160 0,201">
            <text:p/>
          </draw:polygon>
          <draw:polygon draw:style-name="gr2" draw:layer="layout" svg:width="0.24cm" svg:height="0.2cm" svg:x="0.3cm" svg:y="0.4cm" svg:viewBox="0 0 241 201" draw:points="120,0 241,201 120,160 0,201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LST - Encode Subsystem</dc:title>
    <meta:creation-date>2011-02-07T16:53:14</meta:creation-date>
    <meta:editing-duration>P0D</meta:editing-duration>
    <meta:editing-cycles>1</meta:editing-cycles>
    <meta:document-statistic meta:object-count="7"/>
    <meta:generator>OpenOffice.org/3.3$Linux OpenOffice.org_project/330m20$Build-9567</meta:generator>
  </office:meta>
</office:document-meta>
</file>